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rsid="00046707" officeooo:paragraph-rsid="00046707" fo:background-color="#ffff00"/>
    </style:style>
    <style:style style:name="P3" style:family="paragraph" style:parent-style-name="Standard">
      <style:text-properties officeooo:rsid="00046707" officeooo:paragraph-rsid="00046707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rogramming I 2020 (811104P) </text:p>
      <text:p text:style-name="Standard">Homework 8.</text:p>
      <text:p text:style-name="Standard"/>
      <text:p text:style-name="Standard"/>
      <text:p text:style-name="Standard">Job description</text:p>
      <text:p text:style-name="Standard"/>
      <text:p text:style-name="Standard">The report should include the following chapters:</text:p>
      <text:p text:style-name="Standard">1. <text:span text:style-name="T2">Problem. A brief description of the purpose and operation of the program in your own words.</text:span></text:p>
      <text:p text:style-name="P1">The idea is to tell how you have understood the task yourself.</text:p>
      <text:p text:style-name="P1"/>
      <text:p text:style-name="P3">Kdkd</text:p>
      <text:p text:style-name="P2"/>
      <text:p text:style-name="P1">2. Solution. The second chapter explains the possible theoretical background of the solution and</text:p>
      <text:p text:style-name="P1">gives an overview of the structure of the program. The purpose is to explain how</text:p>
      <text:p text:style-name="P1">the original problem is divided into smaller sub-problems. The description gives</text:p>
      <text:p text:style-name="P1">a general-level algorithm as well as possible sub-problem algorithms. In addition,</text:p>
      <text:p text:style-name="P1">the names and uses of the functions and files used in the program. These</text:p>
      <text:p text:style-name="P1">it makes the most sense to compile the data in a table, for example. Detailed descriptions of the functions</text:p>
      <text:p text:style-name="P1">can be found in the source code comments as required.</text:p>
      <text:p text:style-name="P1"/>
      <text:p text:style-name="P1">3. Instructions for use. The purpose of this chapter is to describe to the average computer user</text:p>
      <text:p text:style-name="P1">how to start the program and how to use it. Special attention will be paid</text:p>
      <text:p text:style-name="P1">draws the program to the format of the input data and the interpretation of the outputs. In addition, there will be</text:p>
      <text:p text:style-name="P1">record any restrictions on the use of the program (for example, input</text:p>
      <text:p text:style-name="P1">restrictions are often placed on the length of words or the range of numbers).</text:p>
      <text:p text:style-name="P1"/>
      <text:p text:style-name="P1">4. Experiences. Finally, what has happened in doing homework is briefly described</text:p>
      <text:p text:style-name="P1">difficulties and experiences.</text:p>
      <text:p text:style-name="Standard"><text:span text:style-name="T2">________________________</text:span>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8T20:01:14.478847842</meta:creation-date>
    <meta:generator>LibreOffice/7.1.5.2$Linux_X86_64 LibreOffice_project/10$Build-2</meta:generator>
    <dc:date>2021-07-29T01:57:04.488927498</dc:date>
    <meta:editing-duration>PT5H39M18S</meta:editing-duration>
    <meta:editing-cycles>2</meta:editing-cycles>
    <meta:document-statistic meta:table-count="0" meta:image-count="0" meta:object-count="0" meta:page-count="1" meta:paragraph-count="22" meta:word-count="234" meta:character-count="1402" meta:non-whitespace-character-count="1189"/>
  </office:meta>
</office:document-meta>
</file>